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1cm" fo:margin-left="-0.002cm" table:align="left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0.896cm"/>
    </style:style>
    <style:style style:name="Table3.E" style:family="table-column">
      <style:table-column-properties style:column-width="5.495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P4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P5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6" style:family="paragraph" style:parent-style-name="Footer">
      <style:paragraph-properties fo:text-align="end" style:justify-single-word="false"/>
      <style:text-properties officeooo:paragraph-rsid="00106ff2"/>
    </style:style>
    <style:style style:name="P7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8" style:family="paragraph" style:parent-style-name="Table_20_Heading">
      <style:text-properties style:font-name="Liberation Serif" officeooo:rsid="0054822d" officeooo:paragraph-rsid="0054822d" style:font-name-complex="Arial"/>
    </style:style>
    <style:style style:name="P9" style:family="paragraph" style:parent-style-name="Table_20_Heading">
      <style:text-properties style:font-name="Liberation Serif" officeooo:rsid="005b450b" officeooo:paragraph-rsid="005b450b" style:font-name-complex="Arial"/>
    </style:style>
    <style:style style:name="P10" style:family="paragraph" style:parent-style-name="Table_20_Heading">
      <style:text-properties style:font-name="Liberation Serif" officeooo:rsid="00644f64" officeooo:paragraph-rsid="00644f64" style:font-name-complex="Arial"/>
    </style:style>
    <style:style style:name="P11" style:family="paragraph" style:parent-style-name="Table_20_Heading">
      <style:text-properties style:font-name="Liberation Serif" officeooo:rsid="0065f31e" officeooo:paragraph-rsid="0065f31e" style:font-name-complex="Arial"/>
    </style:style>
    <style:style style:name="P12" style:family="paragraph" style:parent-style-name="Table_20_Contents">
      <style:text-properties style:font-name="Liberation Serif" style:font-name-complex="Arial"/>
    </style:style>
    <style:style style:name="P13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weight="bold" officeooo:rsid="0054822d" officeooo:paragraph-rsid="0054822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54822d" officeooo:paragraph-rsid="0054822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6e892c" officeooo:paragraph-rsid="006e892c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70cdc5" officeooo:paragraph-rsid="0070cdc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rsid="0070cdc5" officeooo:paragraph-rsid="0070cdc5"/>
    </style:style>
    <style:style style:name="P19" style:family="paragraph" style:parent-style-name="Text_20_body">
      <style:text-properties fo:color="#000000" style:font-name="Liberation Serif" officeooo:rsid="007289d5" officeooo:paragraph-rsid="007289d5" style:font-name-complex="Arial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7289d5" officeooo:paragraph-rsid="007289d5" style:font-name-complex="Arial"/>
    </style:style>
    <style:style style:name="P21" style:family="paragraph" style:parent-style-name="Standard">
      <style:paragraph-properties fo:text-align="center" style:justify-single-word="false"/>
      <style:text-properties officeooo:rsid="007289d5" officeooo:paragraph-rsid="007289d5"/>
    </style:style>
    <style:style style:name="P22" style:family="paragraph" style:parent-style-name="Standard">
      <style:paragraph-properties fo:text-align="center" style:justify-single-word="false"/>
      <style:text-properties officeooo:rsid="0073340c" officeooo:paragraph-rsid="0073340c"/>
    </style:style>
    <style:style style:name="T1" style:family="text">
      <style:text-properties fo:color="#ff3333"/>
    </style:style>
    <style:style style:name="T2" style:family="text">
      <style:text-properties style:font-name="Liberation Serif" style:font-name-complex="Ari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615070346464" text:id="ct94615070346464">
          <text:insertion>
            <office:change-info>
              <dc:creator>Julian Raigosa</dc:creator>
              <dc:date>2016-09-03T08:31:00</dc:date>
            </office:change-info>
          </text:insertion>
        </text:changed-region>
        <text:changed-region xml:id="ct94615075069376" text:id="ct94615075069376">
          <text:insertion>
            <office:change-info>
              <dc:creator>Julian Raigosa</dc:creator>
              <dc:date>2016-09-03T08:32:00</dc:date>
            </office:change-info>
          </text:insertion>
        </text:changed-region>
        <text:changed-region xml:id="ct94615064741328" text:id="ct94615064741328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615068372976" text:id="ct94615068372976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615070214064" text:id="ct94615070214064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615072418736" text:id="ct94615072418736">
          <text:insertion>
            <office:change-info>
              <dc:creator>Julian Raigosa</dc:creator>
              <dc:date>2016-09-02T17:13:00</dc:date>
            </office:change-info>
          </text:insertion>
        </text:changed-region>
        <text:changed-region xml:id="ct94615069670176" text:id="ct94615069670176">
          <text:insertion>
            <office:change-info>
              <dc:creator>Julian Raigosa</dc:creator>
              <dc:date>2016-09-02T17:16:00</dc:date>
            </office:change-info>
          </text:insertion>
        </text:changed-region>
        <text:changed-region xml:id="ct94615072326128" text:id="ct94615072326128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615065371280" text:id="ct94615065371280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615065714496" text:id="ct94615065714496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615071058528" text:id="ct94615071058528">
          <text:insertion>
            <office:change-info>
              <dc:creator>Julian Raigosa</dc:creator>
              <dc:date>2016-08-24T15:39:00</dc:date>
            </office:change-info>
          </text:insertion>
        </text:changed-region>
        <text:changed-region xml:id="ct94615071367168" text:id="ct94615071367168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615067516336" text:id="ct94615067516336">
          <text:insertion>
            <office:change-info>
              <dc:creator>Julian Raigosa</dc:creator>
              <dc:date>2016-09-03T08:32:00</dc:date>
            </office:change-info>
          </text:insertion>
        </text:changed-region>
        <text:changed-region xml:id="ct94615072439616" text:id="ct94615072439616">
          <text:insertion>
            <office:change-info>
              <dc:creator>Julian Raigosa</dc:creator>
              <dc:date>2016-09-03T08:33:00</dc:date>
            </office:change-info>
          </text:insertion>
        </text:changed-region>
        <text:changed-region xml:id="ct94615068179216" text:id="ct94615068179216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615067698208" text:id="ct94615067698208">
          <text:insertion>
            <office:change-info>
              <dc:creator>Julian Raigosa</dc:creator>
              <dc:date>2016-09-03T08:33:00</dc:date>
            </office:change-info>
          </text:insertion>
        </text:changed-region>
        <text:changed-region xml:id="ct94615074732864" text:id="ct94615074732864">
          <text:insertion>
            <office:change-info>
              <dc:creator>Julian Raigosa</dc:creator>
              <dc:date>2016-09-03T08:34:00</dc:date>
            </office:change-info>
          </text:insertion>
        </text:changed-region>
        <text:changed-region xml:id="ct94615064448480" text:id="ct9461506444848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615074734512" text:id="ct94615074734512">
          <text:insertion>
            <office:change-info>
              <dc:creator>Julian Raigosa</dc:creator>
              <dc:date>2016-09-03T08:34:00</dc:date>
            </office:change-info>
          </text:insertion>
        </text:changed-region>
        <text:changed-region xml:id="ct94615075907632" text:id="ct94615075907632">
          <text:insertion>
            <office:change-info>
              <dc:creator>Julian Raigosa</dc:creator>
              <dc:date>2016-09-03T08:37:00</dc:date>
            </office:change-info>
          </text:insertion>
        </text:changed-region>
        <text:changed-region xml:id="ct94615067219888" text:id="ct94615067219888">
          <text:insertion>
            <office:change-info>
              <dc:creator>Julian Raigosa</dc:creator>
              <dc:date>2016-09-03T08:35:00</dc:date>
            </office:change-info>
          </text:insertion>
        </text:changed-region>
        <text:changed-region xml:id="ct94615072529536" text:id="ct94615072529536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615069573936" text:id="ct94615069573936">
          <text:insertion>
            <office:change-info>
              <dc:creator>Julian Raigosa</dc:creator>
              <dc:date>2016-09-03T08:35:00</dc:date>
            </office:change-info>
          </text:insertion>
        </text:changed-region>
        <text:changed-region xml:id="ct94615074796160" text:id="ct94615074796160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615067417744" text:id="ct94615067417744">
          <text:insertion>
            <office:change-info>
              <dc:creator>Julian Raigosa</dc:creator>
              <dc:date>2016-09-03T08:35:00</dc:date>
            </office:change-info>
          </text:insertion>
        </text:changed-region>
        <text:changed-region xml:id="ct94615074805552" text:id="ct94615074805552">
          <text:insertion>
            <office:change-info>
              <dc:creator>Julian Raigosa</dc:creator>
              <dc:date>2016-09-03T08:36:00</dc:date>
            </office:change-info>
          </text:insertion>
        </text:changed-region>
        <text:changed-region xml:id="ct94615066891232" text:id="ct94615066891232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615069738752" text:id="ct94615069738752">
          <text:insertion>
            <office:change-info>
              <dc:creator>Julian Raigosa</dc:creator>
              <dc:date>2016-09-03T08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change-start text:change-id="ct94615070346464"/>Se evalúa el proceso de seguimiento mediante los informes de s<text:change-end text:change-id="ct94615070346464"/><text:change-start text:change-id="ct94615075069376"/>eguimiento interno del proyecto, la forma de llevarlos y el cumplimiento de los planes establecidos en cada uno.<text:change-end text:change-id="ct94615075069376"/><text:change-start text:change-id="ct94615064741328"/></text:p>
      <text:p text:style-name="P2"><text:change-end text:change-id="ct94615064741328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table:number-columns-spanned="2" office:value-type="string">
              <text:p text:style-name="P7"><text:change-start text:change-id="ct94615068372976"/>Proyecto <text:span text:style-name="T1">*</text:span><text:change-end text:change-id="ct94615068372976"/></text:p>
            </table:table-cell>
            <table:covered-table-cell/>
            <table:table-cell table:style-name="Table3.C1" table:number-columns-spanned="3" office:value-type="string">
              <text:p text:style-name="P7"/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2" office:value-type="string">
            <text:p text:style-name="P7"><text:change-start text:change-id="ct94615070214064"/>Módulo<text:change-end text:change-id="ct94615070214064"/></text:p>
          </table:table-cell>
          <table:covered-table-cell/>
          <table:table-cell table:style-name="Table3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0"><text:change-start text:change-id="ct94615072418736"/>Auditor<text:change-end text:change-id="ct94615072418736"/></text:p>
          </table:table-cell>
          <table:covered-table-cell/>
          <table:table-cell table:style-name="Table3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<text:change-start text:change-id="ct94615069670176"/>Fecha<text:change-end text:change-id="ct94615069670176"/></text:p>
          </table:table-cell>
          <table:covered-table-cell/>
          <table:table-cell table:style-name="Table3.C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8"><text:change-start text:change-id="ct94615072326128"/>Item<text:change-end text:change-id="ct94615072326128"/></text:p>
          </table:table-cell>
          <table:covered-table-cell/>
          <table:table-cell table:style-name="Table3.A2" office:value-type="string">
            <text:p text:style-name="P8"><text:change-start text:change-id="ct94615065371280"/>Si<text:change-end text:change-id="ct94615065371280"/></text:p>
          </table:table-cell>
          <table:table-cell table:style-name="Table3.A2" office:value-type="string">
            <text:p text:style-name="P8"><text:change-start text:change-id="ct94615065714496"/>No<text:change-end text:change-id="ct94615065714496"/></text:p>
          </table:table-cell>
          <table:table-cell table:style-name="Table3.E5" office:value-type="string">
            <text:p text:style-name="P9"><text:change-start text:change-id="ct94615071058528"/>Anotaciones<text:change-end text:change-id="ct94615071058528"/></text:p>
          </table:table-cell>
        </table:table-row>
        <table:table-row>
          <table:table-cell table:style-name="Table3.A6" office:value-type="string">
            <text:p text:style-name="P14"><text:change-start text:change-id="ct94615071367168"/>1<text:change-end text:change-id="ct94615071367168"/></text:p>
          </table:table-cell>
          <table:table-cell table:style-name="Table3.A6" office:value-type="string">
            <text:p text:style-name="P20"><text:change-start text:change-id="ct94615067516336"/>Los formatos ut<text:change-end text:change-id="ct94615067516336"/><text:change-start text:change-id="ct94615072439616"/>ilizados para el sisguiemiento son los establecidos.<text:change-end text:change-id="ct94615072439616"/></text:p>
          </table:table-cell>
          <table:table-cell table:style-name="Table3.C6" office:value-type="string">
            <text:p text:style-name="P13"/>
          </table:table-cell>
          <table:table-cell table:style-name="Table3.D6" office:value-type="string">
            <text:p text:style-name="P12"/>
          </table:table-cell>
          <table:table-cell table:style-name="Table3.E6" office:value-type="string">
            <text:p text:style-name="P12"/>
          </table:table-cell>
        </table:table-row>
        <table:table-row>
          <table:table-cell table:style-name="Table3.A6" office:value-type="string">
            <text:p text:style-name="P14"><text:change-start text:change-id="ct94615068179216"/>2<text:change-end text:change-id="ct94615068179216"/></text:p>
          </table:table-cell>
          <table:table-cell table:style-name="Table3.A6" office:value-type="string">
            <text:p text:style-name="P20"><text:change-start text:change-id="ct94615067698208"/>Se llevan a cabo los seguimientos en las fechas<text:change-end text:change-id="ct94615067698208"/><text:change-start text:change-id="ct94615074732864"/> establecidas en la planeación del proyecto.<text:change-end text:change-id="ct94615074732864"/></text:p>
          </table:table-cell>
          <table:table-cell table:style-name="Table3.C7" office:value-type="string">
            <text:p text:style-name="P13"/>
          </table:table-cell>
          <table:table-cell table:style-name="Table3.D7" office:value-type="string">
            <text:p text:style-name="P12"/>
          </table:table-cell>
          <table:table-cell table:style-name="Table3.E7" office:value-type="string">
            <text:p text:style-name="P12"/>
          </table:table-cell>
        </table:table-row>
        <table:table-row>
          <table:table-cell table:style-name="Table3.A6" office:value-type="string">
            <text:p text:style-name="P15"><text:change-start text:change-id="ct94615064448480"/>3<text:change-end text:change-id="ct94615064448480"/></text:p>
          </table:table-cell>
          <table:table-cell table:style-name="Table3.A6" office:value-type="string">
            <text:p text:style-name="P20"><text:change-start text:change-id="ct94615074734512"/>Se realiza un acta de reunión o existe un elemento que <text:change-end text:change-id="ct94615074734512"/><text:change-start text:change-id="ct94615075907632"/>evidencie <text:change-end text:change-id="ct94615075907632"/><text:change-start text:change-id="ct94615067219888"/>la participación de los involucrados.<text:change-end text:change-id="ct94615067219888"/></text:p>
          </table:table-cell>
          <table:table-cell table:style-name="Table3.C8" office:value-type="string">
            <text:p text:style-name="P13"/>
          </table:table-cell>
          <table:table-cell table:style-name="Table3.D8" office:value-type="string">
            <text:p text:style-name="P12"/>
          </table:table-cell>
          <table:table-cell table:style-name="Table3.E8" office:value-type="string">
            <text:p text:style-name="P12"/>
          </table:table-cell>
        </table:table-row>
        <table:table-row>
          <table:table-cell table:style-name="Table3.A6" office:value-type="string">
            <text:p text:style-name="P16"><text:change-start text:change-id="ct94615072529536"/>4<text:change-end text:change-id="ct94615072529536"/></text:p>
          </table:table-cell>
          <table:table-cell table:style-name="Table3.A6" office:value-type="string">
            <text:p text:style-name="P21"><text:change-start text:change-id="ct94615069573936"/><text:span text:style-name="T2">Se realiza el seguimiento a los elementos planificados que surgen en cada control del proyecto.</text:span><text:change-end text:change-id="ct94615069573936"/></text:p>
          </table:table-cell>
          <table:table-cell table:style-name="Table3.C10" office:value-type="string">
            <text:p text:style-name="P13"/>
          </table:table-cell>
          <table:table-cell table:style-name="Table3.D10" office:value-type="string">
            <text:p text:style-name="P12"/>
          </table:table-cell>
          <table:table-cell table:style-name="Table3.E10" office:value-type="string">
            <text:p text:style-name="P12"/>
          </table:table-cell>
        </table:table-row>
        <table:table-row>
          <table:table-cell table:style-name="Table3.A6" office:value-type="string">
            <text:p text:style-name="P16"><text:change-start text:change-id="ct94615074796160"/>5<text:change-end text:change-id="ct94615074796160"/></text:p>
          </table:table-cell>
          <table:table-cell table:style-name="Table3.A6" office:value-type="string">
            <text:p text:style-name="P21"><text:change-start text:change-id="ct94615067417744"/><text:span text:style-name="T2">Existe administrac</text:span><text:change-end text:change-id="ct94615067417744"/><text:change-start text:change-id="ct94615074805552"/><text:span text:style-name="T2">ión de configuración para los informes generados en esta área de proceso.</text:span><text:change-end text:change-id="ct94615074805552"/></text:p>
          </table:table-cell>
          <table:table-cell table:style-name="Table3.C10" office:value-type="string">
            <text:p text:style-name="P13"/>
          </table:table-cell>
          <table:table-cell table:style-name="Table3.D10" office:value-type="string">
            <text:p text:style-name="P12"/>
          </table:table-cell>
          <table:table-cell table:style-name="Table3.E10" office:value-type="string">
            <text:p text:style-name="P12"/>
          </table:table-cell>
        </table:table-row>
        <table:table-row>
          <table:table-cell table:style-name="Table3.A6" office:value-type="string">
            <text:p text:style-name="P16"><text:change-start text:change-id="ct94615066891232"/>6<text:change-end text:change-id="ct94615066891232"/></text:p>
          </table:table-cell>
          <table:table-cell table:style-name="Table3.A6" office:value-type="string">
            <text:p text:style-name="P22"><text:change-start text:change-id="ct94615069738752"/>Se utiliza debidamente la herramienta para hacer seguimiento de las actividades asignadas a cada miembro del equipo.<text:change-end text:change-id="ct94615069738752"/></text:p>
          </table:table-cell>
          <table:table-cell table:style-name="Table3.C11" office:value-type="string">
            <text:p text:style-name="P13"/>
          </table:table-cell>
          <table:table-cell table:style-name="Table3.D11" office:value-type="string">
            <text:p text:style-name="P12"/>
          </table:table-cell>
          <table:table-cell table:style-name="Table3.E1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4615065780880" text:id="ct94615065780880">
            <text:format-change>
              <office:change-info>
                <dc:creator>Julian Raigosa</dc:creator>
                <dc:date>2016-08-24T15:10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4615065780880"/><text:title>Checklist Seguimiento</text:title></text:p>
              <text:p text:style-name="MP3"><text:subject>Sobre los informes de seguimiento interno</text:subject><text:change-end text:change-id="ct94615065780880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7</text:user-defined></text:p>
                  </table:table-cell>
                  <table:table-cell table:style-name="Table1.B4" office:value-type="string">
                    <text:p text:style-name="Revision_20_Table_20_Content"><text:editing-cycles>89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03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89</meta:editing-cycles>
    <meta:editing-duration>PT6H52M24S</meta:editing-duration>
    <dc:subject>Sobre los informes de seguimiento interno</dc:subject>
    <dc:title>Checklist Seguimiento</dc:title>
    <meta:generator>LibreOffice/4.3.7.2$Linux_X86_64 LibreOffice_project/430$Build-2</meta:generator>
    <meta:initial-creator>Julian Raigosa</meta:initial-creator>
    <dc:date>2016-09-03T08:38:40.006252630</dc:date>
    <dc:creator>Julian Raigosa</dc:creator>
    <meta:document-statistic meta:table-count="3" meta:image-count="1" meta:object-count="0" meta:page-count="1" meta:paragraph-count="36" meta:word-count="150" meta:character-count="942" meta:non-whitespace-character-count="828"/>
    <meta:user-defined meta:name="Classification">TRN3</meta:user-defined>
    <meta:user-defined meta:name="Code">DE-FO-PPQ-07</meta:user-defined>
    <meta:user-defined meta:name="Expiry" meta:value-type="date">2017-04-28</meta:user-defined>
  </office:meta>
</office:document-meta>
</file>